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7">
      <style:text-properties fo:font-size="12pt" fo:font-weight="normal" style:font-size-asian="12pt" style:font-weight-asian="normal" style:font-size-complex="12pt" style:font-weight-complex="normal"/>
    </style:style>
    <style:style style:name="P15" style:family="paragraph" style:parent-style-name="Standard" style:list-style-name="L8">
      <style:text-properties fo:font-size="12pt" fo:font-weight="normal" style:font-size-asian="12pt" style:font-weight-asian="normal" style:font-size-complex="12pt" style:font-weight-complex="normal"/>
    </style:style>
    <style:style style:name="P16"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normal" style:font-style-asian="normal" style:font-style-complex="normal"/>
    </style:style>
    <style:style style:name="T5" style:family="text">
      <style:text-properties fo:color="#c5000b"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7984570927205092520"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7073827903832435629"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7"><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17 1/2 hours of work remaining] <text:span text:style-name="T5">17 1/2 hours of work incomplete by end of sprint, only 8 1/2 of which was considered critical</text:span></text:p>
      <text:p text:style-name="P4"/>
      <text:list xml:id="list3021854799065667408" text:style-name="L3">
        <text:list-item>
          <text:p text:style-name="P10"/>
        </text:list-item>
        <text:list-item>
          <text:p text:style-name="P10">Add unit-tested confirmation to the behaviour of BlobHighway endpoint-based content collections (1 hour).</text:p>
        </text:list-item>
        <text:list-item>
          <text:p text:style-name="P10">Fill in the ResourceDepotFactory unit tests (30 minutes).</text:p>
        </text:list-item>
        <text:list-item>
          <text:p text:style-name="P10">Figure out how to properly create ConstructionZones in the editor (3 hours).</text:p>
        </text:list-item>
        <text:list-item>
          <text:p text:style-name="P10">Figure out how to properly create Highways in the editor (3 hours).</text:p>
        </text:list-item>
        <text:list-item>
          <text:p text:style-name="P10">Figure out how to properly create ResourceDepots in the editor (3 hours).</text:p>
        </text:list-item>
      </text:list>
      <text:p text:style-name="P4"/>
      <text:p text:style-name="P4">In Progress</text:p>
      <text:p text:style-name="P4"/>
      <text:list xml:id="list3836472222740298217" text:style-name="L4">
        <text:list-item>
          <text:p text:style-name="P11">Create and debug the full integration until it's in working order (3 hours).</text:p>
        </text:list-item>
      </text:list>
      <text:p text:style-name="P4"/>
      <text:p text:style-name="P4">Completed</text:p>
      <text:p text:style-name="P4"/>
      <text:list xml:id="list1448902570590823955"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hours).</text:p>
          <text:list>
            <text:list-item>
              <text:p text:style-name="P12"><text:soft-page-break/>Took ~ 2 1/2 hours (interrupted by prerequisite tasks).</text:p>
            </text:list-item>
          </text:list>
        </text:list-item>
        <text:list-item>
          <text:p text:style-name="P12">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2">Create a set of integration tests that test a SimulationControl implementation (5 hours).</text:p>
          <text:list>
            <text:list-item>
              <text:p text:style-name="P12">Took ~ 5 hours, interjected by the above task (which is likely related).</text:p>
            </text:list-item>
          </text:list>
        </text:list-item>
        <text:list-item>
          <text:p text:style-name="P12">Greenlight the SimulationControl integration tests (3 hours).</text:p>
          <text:list>
            <text:list-item>
              <text:p text:style-name="P12">Took between 1 1/2 and 2 hours. Its completion produced another, smaller task.</text:p>
            </text:list-item>
          </text:list>
        </text:list-item>
        <text:list-item>
          <text:p text:style-name="P12">Build the FactoryDependency hierarchy in the inspector (1 hour).</text:p>
          <text:list>
            <text:list-item>
              <text:p text:style-name="P12">Spent about 30 minutes on. The boundaries and intents of the task weren't clear.</text:p>
            </text:list-item>
          </text:list>
        </text:list-item>
        <text:list-item>
          <text:p text:style-name="P12">Figure out how to more effectively break down the tasks remaining in the sprint backlog (30 minutes).</text:p>
          <text:list>
            <text:list-item>
              <text:p text:style-name="P12">Took ~20 minutes.</text:p>
            </text:list-item>
          </text:list>
        </text:list-item>
        <text:list-item>
          <text:p text:style-name="P12">Design a UI that allows the manipulation of Highway permissions and priorities in-game (3 hours).</text:p>
          <text:list>
            <text:list-item>
              <text:p text:style-name="P12">Took ~3 hours.</text:p>
            </text:list-item>
          </text:list>
        </text:list-item>
        <text:list-item>
          <text:p text:style-name="P12">Design a UI that allows for the construction of highways in-game (3 hours).</text:p>
          <text:list>
            <text:list-item>
              <text:p text:style-name="P12">Took ~2 1/2 hours.</text:p>
            </text:list-item>
          </text:list>
        </text:list-item>
        <text:list-item>
          <text:p text:style-name="P12">Design a UI that allows the creation of ConstructionZones in game (3 hours).</text:p>
          <text:list>
            <text:list-item>
              <text:p text:style-name="P12">Took ~1 hour 20 minutes, but does not include the faculties for destroying construction zones.</text:p>
            </text:list-item>
          </text:list>
        </text:list-item>
        <text:list-item>
          <text:p text:style-name="P12">Design a UI that allows for the destruction of ConstructionZones (2 hours).</text:p>
          <text:list>
            <text:list-item>
              <text:p text:style-name="P12">Took ~1 hour.</text:p>
            </text:list-item>
          </text:list>
        </text:list-item>
        <text:list-item>
          <text:p text:style-name="P12">Design a system that allows for the creation of various societies in the editor (3 hours).</text:p>
          <text:list>
            <text:list-item>
              <text:p text:style-name="P12">Took ~ 1 1/2 hours.</text:p>
            </text:list-item>
          </text:list>
        </text:list-item>
        <text:list-item>
          <text:p text:style-name="P12"><text:soft-page-break/>Design a UI that allows for the upgrading of Highways in the game (2 hours).</text:p>
          <text:list>
            <text:list-item>
              <text:p text:style-name="P12">Took ~ 1 1/2 hours.</text:p>
            </text:list-item>
          </text:list>
        </text:list-item>
        <text:list-item>
          <text:p text:style-name="P12">Wire all the UI-able modules to accept various EventSystem events and push them into UIControl (1 hour).</text:p>
          <text:list>
            <text:list-item>
              <text:p text:style-name="P12">Took ~45 minutes.</text:p>
            </text:list-item>
          </text:list>
        </text:list-item>
        <text:list-item>
          <text:p text:style-name="P12">Construct the interface for BlobDistributor, and a set of tests that prove its implementation (2 hours).</text:p>
          <text:list>
            <text:list-item>
              <text:p text:style-name="P12">Took ~2 1/2 hours. <text:span text:style-name="T5">Completed after the end of the sprint.</text:span></text:p>
            </text:list-item>
          </text:list>
        </text:list-item>
        <text:list-item>
          <text:p text:style-name="P12">Greenlight the BlobDistributor unit tests (2 hours).</text:p>
          <text:list>
            <text:list-item>
              <text:p text:style-name="P12">Took ~2 hours. <text:span text:style-name="T5">Completed after the end of the sprint.</text:span></text:p>
            </text:list-item>
          </text:list>
        </text:list-item>
      </text:list>
      <text:p text:style-name="P4"/>
      <text:p text:style-name="P4">Abandoned</text:p>
      <text:p text:style-name="P4"/>
      <text:list xml:id="list1774126828764484048"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text:p text:style-name="P4"/>
      <text:p text:style-name="P4"/>
      <text:p text:style-name="P1">Sprint Review</text:p>
      <text:p text:style-name="P1"/>
      <text:p text:style-name="P4">It's hard to say the precise place that a review holds holds in this version of Scrum regardless, considering that I'm the only stakeholder. But for this particular sprint, it's a fairly easy consideration. While I created the majority of the pieces and integrations I needed to achieve digital prototype 2.2, I did not end with a playable product. I did not finish the last few critical integration tasks.</text:p>
      <text:p text:style-name="P4"/>
      <text:p text:style-name="P4"/>
      <text:p text:style-name="P1">Sprint Retrospective</text:p>
      <text:p text:style-name="P1"/>
      <text:p text:style-name="P3">What went well?</text:p>
      <text:p text:style-name="P3"/>
      <text:list xml:id="list7280309013888735605" text:style-name="L7">
        <text:list-item>
          <text:p text:style-name="P14">I managed to fairly consistently hit the six-hour days and the 60-hour work duration that I was aiming for. There was only one day during the duration of the sprint that I cut my work substantially short.</text:p>
        </text:list-item>
        <text:list-item>
          <text:p text:style-name="P14">I successfully created almost all of the core behaviour required for any imaginable direction of the game as it stands. Highways, blob sites, societies, construction zones, and tube upgrades are all critical pieces to any imaginable puzzle, and I have them all implemented and unit tested, with only a few missing tests.</text:p>
        </text:list-item>
        <text:list-item>
          <text:p text:style-name="P14">I didn't try to re-engineer the architecture I was using even once. When I encountered a problem that my current design didn't immediately address, I went for the simple option rather than something that was more complex. I even stayed true to the MonoBehaviour-heavy factory system despite the inconveniences it presented.</text:p>
        </text:list-item>
        <text:list-item>
          <text:p text:style-name="P14">I didn't focus on issues of performance, instead concerning myself with comprehensibility and ease of coding. This allowed me to create greenlit implementations with considerably less fiddling.</text:p>
        </text:list-item>
        <text:list-item>
          <text:p text:style-name="P14">The abstraction I placed between player commands, the implementation of those commands, and the state that results has left my architecture considerably less coupled than it otherwise would have. The UI is completely unconcerned with the structure of the game logic. The SimulationControl is largely unconcerned with the UI, and the game logic has only a single <text:soft-page-break/>point of connection with the UI (pushing summaries to UIControl) and none at all with SimulationControl. This means that I can modify the UI and the game logic drastically without having any meaningful effect on the other.</text:p>
        </text:list-item>
        <text:list-item>
          <text:p text:style-name="P14">I had a clarity of purpose for most of the development process. I could easily trace every piece of code I was writing back to the things the player needed that code to do for them.</text:p>
        </text:list-item>
        <text:list-item>
          <text:p text:style-name="P14">I managed to, for the most part, catch myself before wandering off into meaningless distractions, coding or studying things that had no relevance to the task at hand. There were very few tasks I performed, if any, that weren't immediately important to either the implementation of game logic or the creation of tests for that game logic.</text:p>
        </text:list-item>
        <text:list-item>
          <text:p text:style-name="P14">I figured out a sensible interaction between the various components of the game with little effort, one that has already proven reasonably effective at addressing the problems the game presents.</text:p>
        </text:list-item>
        <text:list-item>
          <text:p text:style-name="P14">Using TDD to consider the parameters of a program before beginning to implement it allowed me to detect problems and unforeseen consequences earlier in the process, which allowed me to fix those issues without having to fix or break down existing code.</text:p>
        </text:list-item>
        <text:list-item>
          <text:p text:style-name="P14">All of my unit tests give me a de-facto set of documentations that explain how everything interrelates. That way, if I'm ever curious as to how a given module functions, I don't have to trawl back through the implementation code to figure it out. I can just check the unit tests.</text:p>
        </text:list-item>
      </text:list>
      <text:p text:style-name="P4"/>
      <text:p text:style-name="P3">What could be improved?</text:p>
      <text:p text:style-name="P3"/>
      <text:list xml:id="list2682489718146652278" text:style-name="L8">
        <text:list-item>
          <text:p text:style-name="P15">Several suites of unit tests are heavily coupled to specific implementations, which makes them brittle in the face of external change. Ideally, every unit test should use mocks of every class that isn't being tested. Even if that takes longer to implement, it'll make regression testing and test maintenance a lot easier.</text:p>
        </text:list-item>
        <text:list-item>
          <text:p text:style-name="P15">The way in which I prioritized various tasks led to an incomplete product at the end of the sprint. The fact that I focused first on all of the fundamental components, then on the integrations of those components, and lastly on using those components to make the game meant that no partial solution resulted in a deployable game. I think I need to split the sprint into atoms of player activity in the same way that the project itself is split into sprints.</text:p>
          <text:list>
            <text:list-item>
              <text:p text:style-name="P15">For instance, BlobHighways and BlobSites represent an atom, of sorts, of player interaction. BlobSites with blobs and Highways with working priority and permission settings represent a unit of player interactivity: the ability to control where blobs move to. If I had focused on creating that entire stack (BlobSites, BlobHighways, the MapGraph, BlobDistributor, and all of the requisite UI) before implementing other things (Societies, ConstructionZones, HighwayUpgraders, ResourceDepots, etc) then I could at least have deployed some portion of the sprint's design goals, rather than the none I deployed this time.</text:p>
            </text:list-item>
          </text:list>
        </text:list-item>
        <text:list-item>
          <text:p text:style-name="P15">I need to determine exactly what amount of work each unit test is checking for. For instance, if a method has multiple effects and side-effects, do I create a single test that checks for all of them, or multiple tests that each check for one? I know right now it's fairly inconsistent, with some collections of tests defining very atomicized tests while others have a smaller number of larger tests.</text:p>
          <text:list>
            <text:list-item>
              <text:p text:style-name="P15">I would imagine that the more subdivided paradigm, while taking longer to program, is more easily made complete, since it defines exactly the behaviour it needs and no more. In order to do that, however, I'm going to need a better naming schema, so similar tests are grouped together in space within the test results tab.</text:p>
            </text:list-item>
          </text:list>
        </text:list-item>
        <text:list-item>
          <text:p text:style-name="P15">While the practice I've gotten from doing full TDD for this prototype are useful, they were counterproductive to the ultimate goal of the sprint: making a prototype to see how the results <text:soft-page-break/>of the paper prototype hold up in real time. Though I did begin to focus a bit more on creating code fast rather than making it run perfectly, I need to keep pushing that, keep pushing to fail faster and get the barest minimum of functionality I need to test the experiment at hand. That might involve skipping TDD while I'm building prototypes and going for a quick-and-dirty solution. In fact, that's probably exactly what I need to do. TDD is for production code. Hack-and-slash is for prototypes. Even though practicing TDD here was useful, I need to do more hack-and-slash.</text:p>
        </text:list-item>
        <text:list-item>
          <text:p text:style-name="P15">I need to think more about the precise scale of work I can manage, and what work counts as supplemental. I ended the sprint with an estimated 8 hours of tasks I considered critical but unfinished, 9 that were desirable but unnecessary. I need to more formally divide tasks into Critical and Desired categories, and need to get a better grasp on what I can manage to complete in a two-week period. Most of that will be up to understanding the problem at hand and gaining experience with programming in general.</text:p>
          <text:list>
            <text:list-item>
              <text:p text:style-name="P15">I might also consider trying to explain <text:span text:style-name="T4">why I think a given task will take as long as it will. That way, I can compare my reasoning with the realities of the situation and get a better idea of what I was wrong about. That might increase the amount I learn per cycle.</text:span></text:p>
            </text:list-item>
          </text:list>
        </text:list-item>
        <text:list-item>
          <text:p text:style-name="P16">I need to determine how to use risk mitigation. After it was completed I rarely went back to it. I don't know if that's because the list itself had very little utility or if I simply failed to heed the advice it gives. It seems to me that the tasks in the sprint backlog should flow directly from the problems addressed by risk mitigation, that I should know exactly what risk I'm trying to mitigate or what problem I'm trying to address with each task. That paradigm leaves little room for unexpected problems, though, and it also might be unnecessary. Perhaps risk mitigation is just a planning measure use to set forth the initial task list, not something to be frequently reviewed and reconsidered.</text:p>
        </text:list-item>
        <text:list-item>
          <text:p text:style-name="P16">I need to try and extract more working hours out of my day. More work per week means that sprint deadlines are easier to make, and also means that I make more progress more quickly (assuming that I don't overwork myself). I can certainly shave off a few minutes here and there: shorter breaks, an earlier start time, more willingness to push for pomodoros 13 through 16. I could also try and positively affect my diet, which should help me stay focused. And of course building up my discipline will allow me to push aside lethargy and laziness more easily.</text:p>
        </text:list-item>
        <text:list-item>
          <text:p text:style-name="P16">I should try underestimating the amount of work I'm capable of doing so that I'm guaranteed to end a sprint with a deployable product. Not having something concrete to show for one's work is frustrating and demoralizing, and I would benefit much more from completing too small a chunk of work too early than too large a chunk of work too late. Plus, trying to reduce the amount of work I need to do will force me to figure out what really matters, which is a good thing for the design in general.</text:p>
        </text:list-item>
        <text:list-item>
          <text:p text:style-name="P16">Given that I found TDD so useful for specifying and clarifying the parameters of work, I might consider a hybrid of TDD and more traditional programming. I could continue to define the set of tests to properly analyze an implementation, but implement only some of them. That way I know the parameters of a more complete version of the work but can focus only on the tests that code behaviour I need for the immediate experiment. The others can throw a Test Ignored signal or some such. That way, I can define the high-level goals of a complete module (which allows me to do sanity checks on its functionality) but only implement the things I need (saving me time). It might be something worth consid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21T08:13:27.40</dc:date>
    <meta:editing-duration>P2DT8H35M31S</meta:editing-duration>
    <meta:editing-cycles>67</meta:editing-cycles>
    <meta:generator>OpenOffice/4.1.1$Win32 OpenOffice.org_project/411m6$Build-9775</meta:generator>
    <meta:document-statistic meta:table-count="0" meta:image-count="0" meta:object-count="0" meta:page-count="9" meta:paragraph-count="178" meta:word-count="4405" meta:character-count="26037"/>
  </office:meta>
</office:document-meta>
</file>